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75cm" fo:min-width="7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65cm" fo:min-width="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5.05cm" fo:min-width="8cm"/>
    </style:style>
    <style:style style:name="gr4" style:family="graphic" style:parent-style-name="standard">
      <style:graphic-properties draw:fill-color="#ff33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1.05cm"/>
    </style:style>
    <style:style style:name="gr8" style:family="graphic" style:parent-style-name="objectwithoutfill">
      <style:graphic-properties draw:marker-end="Arrow" draw:marker-end-width="0.3cm" draw:fill="none" draw:fill-color="#ff3300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1.55cm"/>
    </style:style>
    <style:style style:name="gr14" style:family="graphic" style:parent-style-name="standard">
      <style:graphic-properties draw:fill-color="#ffffff" draw:auto-grow-height="false" fo:min-height="0.892cm" fo:min-width="8.842cm" fo:wrap-option="no-wrap"/>
    </style:style>
    <style:style style:name="gr15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33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3300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5cm" svg:x="2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5cm" svg:height="4.9cm" svg:x="19cm" svg:y="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cm" svg:height="5.3cm" svg:x="9.7cm" svg:y="1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cm" svg:height="0.3cm" svg:x="3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cm" svg:height="0.3cm" svg:x="24.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cm" svg:height="0.3cm" svg:x="10.6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cm" svg:height="0.3cm" svg:x="14.2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8cm" svg:height="0.962cm" svg:x="2.6cm" svg:y="3.1cm">
          <draw:text-box>
            <text:p/>
          </draw:text-box>
        </draw:frame>
        <draw:frame draw:style-name="gr6" draw:text-style-name="P3" draw:layer="layout" svg:width="3.4cm" svg:height="1cm" svg:x="2.4cm" svg:y="3cm">
          <draw:text-box>
            <text:p>(x, y)</text:p>
          </draw:text-box>
        </draw:frame>
        <draw:frame draw:style-name="gr7" draw:text-style-name="P3" draw:layer="layout" svg:width="5.5cm" svg:height="1.3cm" svg:x="21.5cm" svg:y="4.4cm">
          <draw:text-box>
            <text:p>(x + u, y + v)</text:p>
          </draw:text-box>
        </draw:frame>
        <draw:line draw:style-name="gr8" draw:text-style-name="P4" draw:layer="layout" svg:x1="10.7cm" svg:y1="13cm" svg:x2="14.4cm" svg:y2="13cm">
          <text:p/>
        </draw:line>
        <draw:line draw:style-name="gr8" draw:text-style-name="P4" draw:layer="layout" svg:x1="14.2cm" svg:y1="12.9cm" svg:x2="14.2cm" svg:y2="15.1cm">
          <text:p/>
        </draw:line>
        <draw:line draw:style-name="gr8" draw:text-style-name="P4" draw:layer="layout" svg:x1="10.7cm" svg:y1="13cm" svg:x2="14.3cm" svg:y2="15.1cm">
          <text:p/>
        </draw:line>
        <draw:frame draw:style-name="gr9" draw:text-style-name="P3" draw:layer="layout" svg:width="1.5cm" svg:height="0.962cm" svg:x="11.5cm" svg:y="11.8cm">
          <draw:text-box>
            <text:p><text:s text:c="5"/></text:p>
          </draw:text-box>
        </draw:frame>
        <draw:frame draw:style-name="gr6" draw:text-style-name="P3" draw:layer="layout" svg:width="1.1cm" svg:height="1cm" svg:x="14.7cm" svg:y="13.5cm">
          <draw:text-box>
            <text:p>v</text:p>
          </draw:text-box>
        </draw:frame>
        <draw:frame draw:style-name="gr6" draw:text-style-name="P3" draw:layer="layout" svg:width="2.1cm" svg:height="1cm" svg:x="9.8cm" svg:y="11.8cm">
          <draw:text-box>
            <text:p>(x, y)</text:p>
          </draw:text-box>
        </draw:frame>
        <draw:frame draw:style-name="gr9" draw:text-style-name="P3" draw:layer="layout" svg:width="5.6cm" svg:height="0.962cm" svg:x="12.1cm" svg:y="15.1cm">
          <draw:text-box>
            <text:p>(x + <text:s/>u, y + v)</text:p>
          </draw:text-box>
        </draw:frame>
        <draw:frame draw:style-name="gr9" draw:text-style-name="P3" draw:layer="layout" svg:width="1.7cm" svg:height="0.962cm" svg:x="11.9cm" svg:y="11.9cm">
          <draw:text-box>
            <text:p>u</text:p>
          </draw:text-box>
        </draw:frame>
        <draw:frame draw:style-name="gr6" draw:text-style-name="P3" draw:layer="layout" svg:width="1.4cm" svg:height="1cm" svg:x="10.8cm" svg:y="13.9cm">
          <draw:text-box>
            <text:p/>
          </draw:text-box>
        </draw:frame>
        <draw:frame draw:style-name="gr6" draw:text-style-name="P3" draw:layer="layout" svg:width="1.2cm" svg:height="1cm" svg:x="11cm" svg:y="13.7cm">
          <draw:text-box>
            <text:p>x</text:p>
          </draw:text-box>
        </draw:frame>
        <draw:frame draw:style-name="gr10" draw:text-style-name="P3" draw:layer="layout" svg:width="2.7cm" svg:height="1.1cm" svg:x="3.8cm" svg:y="8cm">
          <draw:text-box>
            <text:p><text:s text:c="2"/><text:s text:c="2"/><text:s text:c="2"/>t</text:p>
          </draw:text-box>
        </draw:frame>
        <draw:frame draw:style-name="gr11" draw:text-style-name="P3" draw:layer="layout" svg:width="4.1cm" svg:height="1.2cm" svg:x="20.9cm" svg:y="7.9cm">
          <draw:text-box>
            <text:p><text:s text:c="4"/><text:s text:c="4"/><text:s text:c="2"/>t</text:p>
          </draw:text-box>
        </draw:frame>
        <draw:custom-shape draw:style-name="gr12" draw:text-style-name="P1" draw:layer="layout" svg:width="0.3cm" svg:height="0.4cm" svg:x="22.3cm" svg:y="8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3" draw:layer="layout" svg:width="25.4cm" svg:height="2.384cm" svg:x="1.9cm" svg:y="17.116cm">
          <draw:text-box>
            <text:p><text:s text:c="50"/>Optical Flow equation</text:p>
            <text:p><text:line-break/> <text:s text:c="45"/>I(x, y, t) = I(x + u, y + v, t + <text:s text:c="2"/>t </text:p>
          </draw:text-box>
        </draw:frame>
        <draw:custom-shape draw:style-name="gr12" draw:text-style-name="P1" draw:layer="layout" svg:width="0.4cm" svg:height="0.5cm" svg:x="9.6cm" svg:y="18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9.6cm" svg:height="1.4cm" svg:x="9.1cm" svg:y="18.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5" draw:text-style-name="P6" draw:layer="layout" svg:x1="11.4cm" svg:y1="14.2cm" svg:x2="7.9cm" svg:y2="15.2cm">
          <text:p/>
        </draw:line>
        <draw:frame draw:style-name="gr11" draw:text-style-name="P3" draw:layer="layout" svg:width="4.2cm" svg:height="1.2cm" svg:x="4.7cm" svg:y="15.3cm">
          <draw:text-box>
            <text:p/>
          </draw:text-box>
        </draw:frame>
        <draw:frame draw:style-name="gr16" draw:text-style-name="P3" draw:layer="layout" svg:width="6cm" svg:height="1.4cm" svg:x="3.7cm" svg:y="15cm">
          <draw:text-box>
            <text:p>Displace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7T15:59:50.319983654</meta:creation-date>
    <dc:date>2017-12-27T16:16:07.662364844</dc:date>
    <meta:editing-duration>PT3M25S</meta:editing-duration>
    <meta:editing-cycles>2</meta:editing-cycles>
    <meta:generator>LibreOffice/5.2.2.2$Linux_X86_64 LibreOffice_project/20m0$Build-2</meta:generator>
    <meta:document-statistic meta:object-count="29"/>
  </office:meta>
</office:document-meta>
</file>